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Builder.notify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VGBuild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VGBuilder.star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VGBuilder.end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VGBuilder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VGBuild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Builder.SV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Build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Buil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